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.58mm"/>
    </style:style>
    <style:style style:name="co2" style:family="table-column">
      <style:table-column-properties fo:break-before="auto" style:column-width="13.88mm"/>
    </style:style>
    <style:style style:name="co3" style:family="table-column">
      <style:table-column-properties fo:break-before="auto" style:column-width="78.1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14mm"/>
    </style:style>
    <style:style style:name="ro1" style:family="table-row">
      <style:table-row-properties style:row-height="6.05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 style:data-style-name="N37">
      <style:text-properties fo:font-size="12pt" style:font-size-asian="12pt" style:font-size-complex="12pt"/>
    </style:style>
  </office:automatic-styles>
  <office:body>
    <office:spreadsheet>
      <table:table table:name="vo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4" table:number-columns-repeated="1017" table:default-cell-style-name="ce1"/>
        <table:table-row table:style-name="ro1">
          <table:table-cell office:value-type="string" calcext:value-type="string">
            <text:p>lati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ectio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CTION 1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ulam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mācron</text:p>
          </table:table-cell>
          <table:table-cell office:value-type="string" calcext:value-type="string">
            <text:p>altR+shift+3</text:p>
          </table:table-cell>
          <table:table-cell office:value-type="string" calcext:value-type="string">
            <text:p>altR+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ppropinq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pproach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brachia</text:p>
          </table:table-cell>
          <table:table-cell office:value-type="string" calcext:value-type="string">
            <text:p>altR+shift+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ute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ecretly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r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 return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si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run abou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ncti (nom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i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or, becaus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cquis (nom)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anyon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rcif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scal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c et illuc</text:p>
          </table:table-cell>
          <table:table-cell/>
          <table:table-cell office:value-type="string" calcext:value-type="string">
            <text:p>here and the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itu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llu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m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more precisely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or, becaus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ec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beseech, beg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l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t gives off a smell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lfac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sniff ou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iu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irst, beforehand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?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at?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?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qu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lso, too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CTION 1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gg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pile, heap up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a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ide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in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ves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g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oorrah!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sti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urry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rcl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y Hercules!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er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r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mp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learly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tere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esides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r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hy?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ilicet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vidently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p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m astonished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men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owever, but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nde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t length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CTION 1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i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o away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e approaches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il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istu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ey stand around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ltrum (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vitum (ge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f rich men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iam nunc</text:p>
          </table:table-cell>
          <table:table-cell/>
          <table:table-cell office:value-type="string" calcext:value-type="string">
            <text:p>further still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u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e go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eu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ey enter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quiu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ey say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r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u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willingly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ti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happy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mi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oo much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idi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’m done for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ipito</text:p>
          </table:table-cell>
          <table:table-cell/>
          <table:table-cell office:value-type="string" calcext:value-type="string">
            <text:p>back of head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lud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hut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h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op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eram 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pay attention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ii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’m lost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ere?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and still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i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r onc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rb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beat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CTION 1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s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ang about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cul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st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lceol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e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up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p keep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y! tell!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bura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dorned with ivory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m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idal veils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ll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oth full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o, thu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ub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ord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ol wor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mbul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ker of ornamental hem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e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nen weav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ule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eeve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d... not, neith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rygi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bbroider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testas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tere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urthermor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o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tail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es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sk, pleas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m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m?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mqua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though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?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c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rightly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n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irole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rophi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ller of breast band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mpt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travaganc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x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av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t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CTION 1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egr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ardl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eq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an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gratiatingl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s, bov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x, bull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bius, t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n doub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inora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hemes, acts, deed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inus (nom, 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heme, act, dee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arr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us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ey!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ri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laugh a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ut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x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oo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fari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whicke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mnia (acc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nus (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e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us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do, ord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nk, clas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t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m obviou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ertainly (by Pollux)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demand, ask in marriage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era (nom, 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imes, villain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us (nom, 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ime, villai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bitus, a, 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uddenl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nscen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ross over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ou wan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wan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CTION 1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los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ud (+acc)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at home of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tata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rgh!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ax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utrageou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take away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u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ad, sourc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li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ollect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rehen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seiz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x, du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ll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a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c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an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ptines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gens, t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tico</text:p>
          </table:table-cell>
          <table:table-cell/>
          <table:table-cell office:value-type="string" calcext:value-type="string">
            <text:p>ther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pis, 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v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wash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send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i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t disappeared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segmina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il clipping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... quid</text:p>
          </table:table-cell>
          <table:table-cell/>
          <table:table-cell office:value-type="string" calcext:value-type="string">
            <text:p>if... anything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know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ns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as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, vas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hen?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ad, way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CTION 1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ithout doubt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r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or a fact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believe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run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stos, 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depol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y pollux!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m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ere you are!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nun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te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onfess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nosco</text:p>
          </table:table-cell>
          <table:table-cell table:style-name="Default" office:value-type="string" calcext:value-type="string">
            <text:p>v</text:p>
          </table:table-cell>
          <table:table-cell office:value-type="string" calcext:value-type="string">
            <text:p>I pardon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v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find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rep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reep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eu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c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t is permitted to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umbric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lose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d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atever he likes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and back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rs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laced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mma uirtue</text:p>
          </table:table-cell>
          <table:table-cell/>
          <table:table-cell office:value-type="string" calcext:value-type="string">
            <text:p>of great uprightness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l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heap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CTION 2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off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cumb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clin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ing in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iu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ser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eep guard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ter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ther (of two)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a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v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awa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llist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tapul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ll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clin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ning couch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wic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u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 war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ler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quickl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o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ut togeth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rb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car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 (+acc)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cip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leb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leverl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lev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ne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ia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iams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ven if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vax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ood!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sur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et up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l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era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spi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ok insid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n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ua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nvad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oc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ok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ub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s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xcep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n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urel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li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ie up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ig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igno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pid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oste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fterwards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b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onorabl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ugnacul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mpar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a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mod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ow?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me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l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uch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rr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r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deed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CTION 2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h!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awa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cip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ceive, tak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gredior (ad + acc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ing up to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ut, i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ce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ckpea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um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uiu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nner part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li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greditu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ou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igorousl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ic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oaste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ng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ud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mpin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rust forwar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sa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raz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a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et ang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eak, sa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nor (+acc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reaten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s, 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y, habi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ess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cessa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sc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o not know, ignor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liu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itigna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i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fic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inish, complet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se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ursu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after, seek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lice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e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gre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me forwar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earb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gn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t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otten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em</text:p>
          </table:table-cell>
          <table:table-cell/>
          <table:table-cell office:value-type="string" calcext:value-type="string">
            <text:p>whom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s, re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ng, matter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e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es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us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gn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upi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ec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ok a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m... qu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s... as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nti... quant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s much... as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sen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urd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rush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tust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ol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trum... annon</text:p>
          </table:table-cell>
          <table:table-cell/>
          <table:table-cell office:value-type="string" calcext:value-type="string">
            <text:p>do... or not?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CTION 2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bu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non</text:p>
          </table:table-cell>
          <table:table-cell/>
          <table:table-cell office:value-type="string" calcext:value-type="string">
            <text:p>or not?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bitr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mmediately, at onc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pi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atch sight of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u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eet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b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rg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an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ifeless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heres, d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isinherited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sol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ud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ic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mo</text:p>
          </table:table-cell>
          <table:table-cell/>
          <table:table-cell office:value-type="string" calcext:value-type="string">
            <text:p>yes, indeed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gre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p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harming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ifes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penly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les, i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p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squam</text:p>
          </table:table-cell>
          <table:table-cell/>
          <table:table-cell office:value-type="string" calcext:value-type="string">
            <text:p>nowher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prim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urprise, catch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scul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c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rgain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a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y?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tin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old, detain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es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au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spi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uspect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ue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CTION 2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huc</text:p>
          </table:table-cell>
          <table:table-cell/>
          <table:table-cell office:value-type="string" calcext:value-type="string">
            <text:p>up to now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edifi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c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ney ches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ma, orum (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ms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ni, ae, a</text:p>
          </table:table-cell>
          <table:table-cell/>
          <table:table-cell office:value-type="string" calcext:value-type="string">
            <text:p>twic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duc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gre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me to mee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l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c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ing ou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idem</text:p>
          </table:table-cell>
          <table:table-cell/>
          <table:table-cell office:value-type="string" calcext:value-type="string">
            <text:p>for my par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gepa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ippee!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ercitus,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pug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by storm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m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un awa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duc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a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c</text:p>
          </table:table-cell>
          <table:table-cell/>
          <table:table-cell office:value-type="string" calcext:value-type="string">
            <text:p>her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adl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edi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r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mazing, surprising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unhappil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e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eel pit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r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ost wretche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hili</text:p>
          </table:table-cell>
          <table:table-cell/>
          <table:table-cell office:value-type="string" calcext:value-type="string">
            <text:p>of no valu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i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sieg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dios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nnoyingl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h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o!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erish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d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oty, loo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quaes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u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nten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llici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ther, worr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olia, orum (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oils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a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vise, recommen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c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len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hemen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iolentl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ru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bi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CTION 2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dict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bt slav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iq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someon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o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eak, salut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bo, ae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plex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mbrac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te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before, take the lea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er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ies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tons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have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r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litant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leating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r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ull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andiloq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ersuasiv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enn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ockhea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ucc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abberer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clus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hut i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ul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liberat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p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ri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mid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ffrin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eak dow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as!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odem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appen, turn ou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o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all ou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t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l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git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grac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u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tuna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duc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b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curs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harge into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fortuna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luck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r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u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c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c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ear to pieces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oothe, calm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pi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harming, pleasant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t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 afrai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nim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t at all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es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moderate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les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rksom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or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y no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qui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ckedness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hili</text:p>
          </table:table-cell>
          <table:table-cell/>
          <table:table-cell office:value-type="string" calcext:value-type="string">
            <text:p>worth nothing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t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listen, be in good conditio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mi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liu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asi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nce, opportunit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u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eper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t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cu,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ock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bad, very wicke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cu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ar awa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dig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out, bring ou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gre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back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pien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ise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mil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like, similar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c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rd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ol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poil, strip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ol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enseless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lti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upidit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n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hear, fleec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spe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ctus,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x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ith difficult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lc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revenge o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mqu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ver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rom where?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 table:number-rows-repeated="30">
          <table:table-cell table:number-columns-repeated="1024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2">
          <table:table-cell table:style-name="ce4"/>
          <table:table-cell table:number-columns-repeated="1023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44">
          <table:table-cell table:number-columns-repeated="1024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54">
          <table:table-cell table:number-columns-repeated="1024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1047909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ol1_sorte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3">
          <table:table-cell office:value-type="string" calcext:value-type="string">
            <text:p>lati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h!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awa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off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i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o away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s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ang about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cip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ceive, tak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cumb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clin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dict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bt slav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ing in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gredior (ad + acc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ing up to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huc</text:p>
          </table:table-cell>
          <table:table-cell/>
          <table:table-cell office:value-type="string" calcext:value-type="string">
            <text:p>up to now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e approaches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iu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ser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eep guard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edifi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egr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ardl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eq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gg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pile, heap up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iq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someon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o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eak, salut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ter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ther (of two)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a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v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bo, ae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bu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los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plex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mbrac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non</text:p>
          </table:table-cell>
          <table:table-cell/>
          <table:table-cell office:value-type="string" calcext:value-type="string">
            <text:p>or not?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te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before, take the lea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er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ropinq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pproach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ud (+acc)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at home of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a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bitr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c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ney ches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cul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st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ies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ma, orum (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ms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tata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rgh!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tons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have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ax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utrageou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r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take away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awa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lam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te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litant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leating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llist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tapul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r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ull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ll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clin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ning couch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ni, ae, a</text:p>
          </table:table-cell>
          <table:table-cell/>
          <table:table-cell office:value-type="string" calcext:value-type="string">
            <text:p>twic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wic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an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gratiatingl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andiloq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ersuasiv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enn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ockhea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s, bov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x, bull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ucc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abberer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lceol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e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u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ad, sourc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ut, i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u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 war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up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p keep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ler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ide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r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ithout doubt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r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or a fact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ce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ckpea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quickl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mmediately, at onc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ecretly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duc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li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ollect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um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o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ut togeth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rehen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seiz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clus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hut i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gre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me to mee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il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istu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ey stand around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pi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atch sight of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ul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liberat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r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 return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u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eet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uiu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nner part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rb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believe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b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ltrum (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ncti (nom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p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car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run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si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run abou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stos, 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 (+acc)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cip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in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leb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l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ri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y! tell!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li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mid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ves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vitum (ge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f rich men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leverl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lev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ne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bius, t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n doub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x, du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bura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dorned with ivory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c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ing ou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cquis (nom)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anyon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depol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y pollux!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ffrin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eak dow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greditu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ou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as!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m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ere you are!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i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or, becaus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odem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idem</text:p>
          </table:table-cell>
          <table:table-cell/>
          <table:table-cell office:value-type="string" calcext:value-type="string">
            <text:p>for my par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rg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ia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iam nunc</text:p>
          </table:table-cell>
          <table:table-cell/>
          <table:table-cell office:value-type="string" calcext:value-type="string">
            <text:p>further still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iams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ven if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appen, turn ou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g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oorrah!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gepa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ippee!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o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all ou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vax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ood!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an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ifeless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ercitus,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heres, d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isinherited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pug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by storm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sol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sur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et up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inora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hemes, acts, deed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inus (nom, 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heme, act, dee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l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m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nun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te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onfess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t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l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arr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sti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urry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git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grac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m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idal veils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ll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a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igorousl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u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tuna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ic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oaste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un awa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ll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oth full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ng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rcif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scal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duc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duc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a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c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ud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ud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rcl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y Hercules!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us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ey!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ic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c</text:p>
          </table:table-cell>
          <table:table-cell/>
          <table:table-cell office:value-type="string" calcext:value-type="string">
            <text:p>her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c et illuc</text:p>
          </table:table-cell>
          <table:table-cell/>
          <table:table-cell office:value-type="string" calcext:value-type="string">
            <text:p>here and the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b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itu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nosco</text:p>
          </table:table-cell>
          <table:table-cell table:style-name="Default" office:value-type="string" calcext:value-type="string">
            <text:p>v</text:p>
          </table:table-cell>
          <table:table-cell office:value-type="string" calcext:value-type="string">
            <text:p>I pardon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llu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m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more precisely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mo</text:p>
          </table:table-cell>
          <table:table-cell/>
          <table:table-cell office:value-type="string" calcext:value-type="string">
            <text:p>yes, indeed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era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mpin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rust forwar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u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e go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an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ptines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curs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harge into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eu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ey enter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fortuna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luck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gens, t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gre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quiu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ey say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rep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reep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sa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raz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spi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ok insid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n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r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r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u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ua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nvad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u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willingly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v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find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oc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ok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a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et ang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ri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laugh a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ti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tico</text:p>
          </table:table-cell>
          <table:table-cell/>
          <table:table-cell office:value-type="string" calcext:value-type="string">
            <text:p>ther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o, thu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er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ub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ord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ub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c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c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ear to pieces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eu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ol wor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pis, 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v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wash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oothe, calm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pi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harming, pleasant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p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harming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c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t is permitted to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mbul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ker of ornamental hem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e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nen weav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eak, sa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umbric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ut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adl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edi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ifes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penly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ule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eeve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t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 afrai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les, i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nim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t at all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nor (+acc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reaten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r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r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mazing, surprising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happy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unhappil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e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eel pit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r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ost wretche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send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es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moderate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les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rksom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or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s, 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y, habi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x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oo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or, becaus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d... not, neith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ess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cessa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fari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whicke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y no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mp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learly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qui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ckedness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sc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o not know, ignor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hili</text:p>
          </table:table-cell>
          <table:table-cell/>
          <table:table-cell office:value-type="string" calcext:value-type="string">
            <text:p>of no valu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hili</text:p>
          </table:table-cell>
          <table:table-cell/>
          <table:table-cell office:value-type="string" calcext:value-type="string">
            <text:p>worth nothing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mi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oo much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s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xcep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t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listen, be in good conditio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mi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n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urel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p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squam</text:p>
          </table:table-cell>
          <table:table-cell/>
          <table:table-cell office:value-type="string" calcext:value-type="string">
            <text:p>nowher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li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ie up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liu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liu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ec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beseech, beg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i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sieg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ig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igno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itigna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asi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nce, opportunit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idi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’m done for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ipito</text:p>
          </table:table-cell>
          <table:table-cell/>
          <table:table-cell office:value-type="string" calcext:value-type="string">
            <text:p>back of head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lud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hut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dios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nnoyingl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h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o!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h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op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l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t gives off a smell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lfac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sniff ou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mnia (acc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nus (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e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eram 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pay attention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i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pid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prim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urprise, catch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us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do, ord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nk, clas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scul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u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c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rgain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eper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t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m obviou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t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cu,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ock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lose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erish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fic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inish, complet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ii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’m lost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i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t disappeared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se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ursu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bad, very wicke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after, seek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rygi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bbroider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a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ertainly (by Pollux)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lice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demand, ask in marriage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oste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fterwards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testas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d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oty, loo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segmina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il clipping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tere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esides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tere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urthermor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e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iu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irst, beforehand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b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onorabl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cu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ar awa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dig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out, bring ou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gre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me forwar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earb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o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tail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ugnacul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mpar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gn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t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otten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es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sk, pleas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quaes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m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m?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mqua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though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r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hy?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em</text:p>
          </table:table-cell>
          <table:table-cell/>
          <table:table-cell office:value-type="string" calcext:value-type="string">
            <text:p>whom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?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a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at?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y?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d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atever he likes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?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?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ere?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mod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ow?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qu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lso, too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c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rightly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and back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gre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back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s, re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ng, matter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tin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old, detain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u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rs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e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pien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ise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era (nom, 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imes, villain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es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es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us (nom, 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ime, villai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ilicet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vidently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know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me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nten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... quid</text:p>
          </table:table-cell>
          <table:table-cell/>
          <table:table-cell office:value-type="string" calcext:value-type="string">
            <text:p>if... anything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us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gn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upi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mil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like, similar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laced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c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llici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ther, worr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n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irole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rd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ec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ok a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olia, orum (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oils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ol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poil, strip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and still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i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r onc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ol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enseless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rophi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ller of breast band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lti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upidit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p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m astonished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a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vise, recommen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au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bitus, a, 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uddenl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mma uirtue</text:p>
          </table:table-cell>
          <table:table-cell/>
          <table:table-cell office:value-type="string" calcext:value-type="string">
            <text:p>of great uprightness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mpt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travaganc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spi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uspect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c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len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l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uch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m... qu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s... as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men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owever, but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nde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t length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nti... quant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s much... as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x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av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n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hear, fleec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ns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nscen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ross over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sen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urd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rush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rr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as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, vas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hen?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hemen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iolentl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ue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rb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beat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r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deed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ru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spe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bi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tust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ol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ad, way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ctus,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l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heap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ou wan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x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ith difficult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lc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revenge o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mqu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ver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rom where?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wan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t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trum... annon</text:p>
          </table:table-cell>
          <table:table-cell/>
          <table:table-cell office:value-type="string" calcext:value-type="string">
            <text:p>do... or not?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 table:number-rows-repeated="1048071">
          <table:table-cell table:number-columns-repeated="1024"/>
        </table:table-row>
        <table:table-row table:style-name="ro3" table:number-rows-repeated="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vol1.A367:vol1.C448">
          <table:sort>
            <table:sort-by table:field-number="0" table:data-type="automatic"/>
          </table:sort>
        </table:database-range>
        <table:database-range table:name="__Anonymous_Sheet_DB__1" table:target-range-address="vol1_sorted.A1:vol1_sorted.D4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9">00/00/0000</text:date>, <text:time style:data-style-name="N2" text:time-value="11:40:21.5069973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Dantas</meta:initial-creator>
    <meta:creation-date>2016-07-20T23:21:00.363374305</meta:creation-date>
    <meta:generator>LibreOffice/5.1.6.2$Linux_X86_64 LibreOffice_project/10m0$Build-2</meta:generator>
    <dc:date>2018-10-19T13:18:23.450873612</dc:date>
    <meta:editing-duration>P9DT11H5M36S</meta:editing-duration>
    <meta:editing-cycles>160</meta:editing-cycles>
    <dc:creator>Daniel Dantas</dc:creator>
    <meta:document-statistic meta:table-count="2" meta:cell-count="3471" meta:object-count="0"/>
  </office:meta>
</office:document-meta>
</file>